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095625cm" style:use-optimal-column-width="true"/>
    </style:style>
    <style:style style:name="co2" style:family="table-column">
      <style:table-column-properties fo:break-before="auto" style:column-width="6.7733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54541666666667cm" style:use-optimal-column-width="true"/>
    </style:style>
    <style:style style:name="co5" style:family="table-column">
      <style:table-column-properties fo:break-before="auto" style:column-width="3.254375cm" style:use-optimal-column-width="true"/>
    </style:style>
    <style:style style:name="co6" style:family="table-column">
      <style:table-column-properties fo:break-before="auto" style:column-width="6.05895833333333cm" style:use-optimal-column-width="true"/>
    </style:style>
    <style:style style:name="co7" style:family="table-column">
      <style:table-column-properties fo:break-before="auto" style:column-width="6.79979166666667cm"/>
    </style:style>
    <style:style style:name="co8" style:family="table-column">
      <style:table-column-properties fo:break-before="auto" style:column-width="4.524375cm" style:use-optimal-column-width="true"/>
    </style:style>
    <style:style style:name="co9" style:family="table-column">
      <style:table-column-properties fo:break-before="auto" style:column-width="4.31270833333333cm" style:use-optimal-column-width="true"/>
    </style:style>
    <style:style style:name="co10" style:family="table-column">
      <style:table-column-properties fo:break-before="auto" style:column-width="5.08cm" style:use-optimal-column-width="true"/>
    </style:style>
    <style:style style:name="co11" style:family="table-column">
      <style:table-column-properties fo:break-before="auto" style:column-width="6.16479166666667cm" style:use-optimal-column-width="true"/>
    </style:style>
    <style:style style:name="co12" style:family="table-column">
      <style:table-column-properties fo:break-before="auto" style:column-width="4.41854166666667cm" style:use-optimal-column-width="true"/>
    </style:style>
    <style:style style:name="co13" style:family="table-column">
      <style:table-column-properties fo:break-before="auto" style:column-width="6.82625cm"/>
    </style:style>
    <style:style style:name="co14" style:family="table-column">
      <style:table-column-properties fo:break-before="auto" style:column-width="3.70416666666667cm" style:use-optimal-column-width="true"/>
    </style:style>
    <style:style style:name="co15" style:family="table-column">
      <style:table-column-properties fo:break-before="auto" style:column-width="4.41854166666667cm"/>
    </style:style>
    <style:style style:name="co16" style:family="table-column">
      <style:table-column-properties fo:break-before="auto" style:column-width="4.73604166666667cm" style:use-optimal-column-width="true"/>
    </style:style>
    <style:style style:name="co17" style:family="table-column">
      <style:table-column-properties fo:break-before="auto" style:column-width="5.76791666666667cm" style:use-optimal-column-width="true"/>
    </style:style>
    <style:style style:name="co18" style:family="table-column">
      <style:table-column-properties fo:break-before="auto" style:column-width="2.80458333333333cm" style:use-optimal-column-width="true"/>
    </style:style>
    <style:style style:name="co19" style:family="table-column">
      <style:table-column-properties fo:break-before="auto" style:column-width="7.03791666666667cm" style:use-optimal-column-width="true"/>
    </style:style>
    <style:style style:name="co20" style:family="table-column">
      <style:table-column-properties fo:break-before="auto" style:column-width="4.81541666666667cm" style:use-optimal-column-width="true"/>
    </style:style>
    <style:style style:name="co21" style:family="table-column">
      <style:table-column-properties fo:break-before="auto" style:column-width="8.651875cm" style:use-optimal-column-width="true"/>
    </style:style>
    <style:style style:name="co22" style:family="table-column">
      <style:table-column-properties fo:break-before="auto" style:column-width="4.97416666666667cm" style:use-optimal-column-width="true"/>
    </style:style>
    <style:style style:name="co23" style:family="table-column">
      <style:table-column-properties fo:break-before="auto" style:column-width="6.35cm" style:use-optimal-column-width="true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RBI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ἁρπάζ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ἡγέ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ούλ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φίημ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οκέ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υνβαίν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οβέ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ίγν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ρεύ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λαμβάν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σθί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ργάζ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ὁμολογέ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θέλω (θέλω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αρέχ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άρειμ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λπίζ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ῴζ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ρωτά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έμ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άχ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μύν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ὑρίσκ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ὀρά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ρά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ποκρίν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αμέ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έ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πόλλυμ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άλλ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ινδυνεύ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ζά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γω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42" table:style-name="ro2">
          <table:table-cell table:number-columns-repeated="16384"/>
        </table:table-row>
      </table:table>
      <table:table table:name="VERBI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ἵστεμ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ἁμαρτάν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ίδωμ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παινέ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ιώκ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λέγ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ρχ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ὑπολαμβάν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φικωέ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ύ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ὑβριζ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ροΐστημ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υγχάν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ρέφ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ἥκ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κού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ρή (impers.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ημί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ελεύ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ναγκάζ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χ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λύ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νίστημ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ράω (χράομαι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είθ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ιέ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ξιό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ἰμαι (οἴομαι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έμπ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παλλάττ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έλλ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αύ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ράφω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42" table:style-name="ro2">
          <table:table-cell table:number-columns-repeated="16384"/>
        </table:table-row>
      </table:table>
      <table:table table:name="VERBI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μανθάν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ρέπ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ἴχ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ποβλέπ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ὑπάρχ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εύγ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έρ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ροσήκ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αθμάζ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ναιρέ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ἰμί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ωλύ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ρχ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αρασκευάζ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ιλέ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ποθνῄσκ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αίν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ρονέ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ύνα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ιγνώσκώ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άσκ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ἰδ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αἴρ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ελευτά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ισέ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ολμά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ομίζ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ικά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ράττ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λέ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εῖ (impers.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ποκτείν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ἰκεω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NOMI_1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πολιτεία, 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τοσ, ου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ὥρα, 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υγάτερ, θυγατρό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ληγή, 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ία, 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ἁμαρτία, 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ψθχή, 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ωνή, 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εός, 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λόγο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ύμμαχος (ξύμμαχος)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ίνδυνο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αῦς, νεώ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ύναμις, εω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υἱος, 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ήτηρ, μητρό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άλαττα, 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άνατο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ύσις, εω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ὁδός, οῦ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ουλή, 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λιμήν, ένο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ύξ, νυκτό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ὄχλο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ωάγκε, 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ὐρανός, 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νἠρ, ἀνδρόσ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όλις, εω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ταμό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ρχή, 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ώρα, 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εῖχος, ους, τό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NOMI_2" table:style-name="ta1">
        <table:table-column table:style-name="co8" table:default-cell-style-name="ce2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κεφαλή, 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ρπός, 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ρόνο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ἰκο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έτρα, 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ασιλεύς, έω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τρατηγός, 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νώμη, 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αιδίον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όπο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ξίφος, ου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ζῷον, ου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ῶμα, ατο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ἰχθῦς, ύο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γρός, 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λίτε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ρως, ωτο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λοῖοω, ου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ατήρ, πατρό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ίκη, 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ῆ, γ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ρᾶγμα, ατο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άρις, χάριτο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ὄνομα, ατο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έλος, ουσ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όβο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λήθεια, 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τρατόπεδον, ου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λευθερία, 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νθρωπο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αῖς, παιδό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ρετή, 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ίστις, εως, ἡ</text:p>
          </table:table-cell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  <table:table table:name="NOMI_3" table:style-name="ta1">
        <table:table-column table:style-name="co9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δικαστές, 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ηρίον, ου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ρτο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υνή, γυναικός, ἠ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ίο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τρατιά, ᾶ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εῖρ, χειρό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ἡμέρα, 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ἰκία, 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ἱστορία, 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τρατιώτη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αίμων, ονο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έκνον, ου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ιλία, 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έρος, ου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αἱτία, 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ίκη, 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ἵππο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όλεμο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εσμός, 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άχη, 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ἁμάρτημα, ατο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λίθο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ῆσος, ου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λοῦτο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λῆθος, ου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ένδρον, ου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ύχη, 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ύραννο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όμο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ιππεύς, έω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αθηνής, 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ῆμοσ, ου, ὁ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AGGETTIVI_1" table:style-name="ta1">
        <table:table-column table:style-name="co10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ἀμαθής, έ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λεύθερος, α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σοφός, ή, 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νθρώπινος, η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συγγενής, έ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ἄπιστος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φανής, έ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ἄδηλος, ον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2">
            <text:p>καλός, ή, 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ἄπειρος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θάνατο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ἱκανός, ή, 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βάρβαρος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πιτήδειος, α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ἄπρακτος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ὅμοιος, α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ρχαῖος, α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ὅδε, ἥδε, τόδε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ενός, ή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ὗτος, αὕτε, τοῦτο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ρρηn, ε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ὑπεναντίος, α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ξιος, α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έσος, η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νηρός, ά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εξιός, ά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κεῖνος, ἐκείνη, ἐκεῖνο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κρος, α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Ῥωμαῖος, α, ο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ἕκαστος, η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μός, ή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ῆλυς, εια, υ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έγας, μεγάλη, μέγα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AGGETTIVI_2" table:style-name="ta1">
        <table:table-column table:style-name="co11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ἐναντίος, α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ἅπας, ἄπασα, ἄπα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πορος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υνεχής, έ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ᾶς, πᾶσα, πᾶ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κούσιος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ός, σή, σ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τερος, η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ίλος, η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ὅσος, η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ενναῖος, α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εγαλόψυχος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υνός, ή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ναγκαῖος, α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οιοῦτος, τοιαύτη, τοιοῦτο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λέμος, α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ρῶρος, η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υσικός, ή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λλος, ἄλλη, ἄλλο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ικός, ά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ξένος, η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Ἕλλην, ηνο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ὅλος, η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ρυσοῦσ, ῆ, οῦ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ένης, ητο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ὀλιγος, η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ραχύς, εῖα, ύ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εῖος, α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σφαλής, έ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ἡδὐς, εῖα, ύ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αἰσχρός, ά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οσοῦτος, τοσαύτη, τοσοῦτο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φθονος, ον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AGGETTIVI_3" table:style-name="ta1">
        <table:table-column table:style-name="co12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αἴτιος, α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ρήσιμος, η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εινός, ή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δικος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λοιπός, ή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ιητικός, ή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ανερός, ά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αλχοῦς, ῆ, οῦ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λύς, πολλή, πολύ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ραπλήσιος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όνος, η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ῥᾴδιος, α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έος, α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χθρός, ά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οινός, ή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νητός, ή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αχύς, εῖα, ύ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ίκαιος, α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φοβος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αυμαστός, ή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γαθός, ή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πγυροῦς, ᾶ, οῦ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ήπιος, α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ἱερός, ά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ὑποχείριος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ἰσχυρός, ή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ἴδιος, α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δύνατος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λλοτριος, α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αλεπός, ή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κός, ή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ειλός, ή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ληθής, ές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NOMI_1" table:style-name="ta1">
        <table:table-column table:style-name="co6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ἄγ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γρός, 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ὥρα, 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ἰκε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ζά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λέ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ἰχθῦς, ύο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ἁρπάζ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άχη, 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όβο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αίμων, ονο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άρις, χάριτο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ῆσος, ου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ίκη, 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αῖς, παιδό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ουλή, 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ύμμαχος (ξύμμαχος), ου, ὁ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τεῖχος, ους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ύραννος, ου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μισέ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αἱτία, α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ολιτεία, α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λῆθος, ους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ναγκάζ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γαμέ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φέρ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θεός, οῦ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δοκέ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ὑπάρχ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δεσμός, οῦ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γράφ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ποκτείν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έτρα, ας, ἡ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NOMI_2" table:style-name="ta1">
        <table:table-column table:style-name="co8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ἄνθρωπο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ανθάν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υγχάν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τρατόπεδον, ου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τρατιώτη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ρως, ωτο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λοῖοω, ου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εῖ (impers.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αθηνής, 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ρόνο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άχ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ρχ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αύ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ὄνομα, ατο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ρή (impers.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όμο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εφαλή, ῆς, ἡ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τόπος, ου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ζῷον, ου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οἰδ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ὁμολογέ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μέρος, ους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είθ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θηρίον, ου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πόλλυμ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στρατιά, ᾶ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ράττ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οταμός, ου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νέμ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ροσήκ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βάλλ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λαμβάν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φημί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NOMI_3" table:style-name="ta1">
        <table:table-column table:style-name="co14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χεῖρ, χειρό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αθμάζ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ώρα, 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ἰμί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ιλία, 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λήθεια, 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ὑβριζ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ρπός, 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ἴχ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όλεμο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ομίζ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άρειμ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άνατο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ύνα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ὀρά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κού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τρατηγός, οῦ, ὁ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νίκη, η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λιμήν, ένος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νύξ, νυκτό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ύχη, η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οιέ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αρασκευάζ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ληγή, ῆ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ἔρχ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λοῦτος, ου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νίστημ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σῶμα, ατος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αρέχ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ἁμαρτία, α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έλος, ουσ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δένδρον, ου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φίημι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NOMI_AGGETTIVI_1" table:style-name="ta1">
        <table:table-column table:style-name="co15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ἄπρακτος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Ἕλλην, ηνο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έσος, η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κρος, α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ρρηn, ε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λῆθος, ου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υνή, γυναικός, ἠ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μαθής, έ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λλοτριος, α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αἴτιος, α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εινός, ή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ενναῖος, α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αίμων, ονο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ἰκο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ὗτος, αὕτε, τοῦτο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πορος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κούσιος, ον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θεῖος, α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ρχαῖος, α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γῆ, γῆ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φύσις, εω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ὅλος, η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αἰσχρός, ά, 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χεῖρ, χειρό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φανερός, ά, 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χαλεπός, ή, 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ἡδὐς, εῖα, ύ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οιοῦτος, τοιαύτη, τοιοῦτο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πγυροῦς, ᾶ, οῦ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χαλχοῦς, ῆ, οῦ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ἄδηλος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νόμος, ου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στρατόπεδον, ου, τό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NOMI_AGGETTIVI_2" table:style-name="ta1">
        <table:table-column table:style-name="co16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κακός, ή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αῖς, παιδό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λός, ή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υγγενής, έ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ναγκαῖος, α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Ῥωμαῖος, α, ο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ατήρ, πατρό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έτρα, 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ός, σή, σ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τοσ, ου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ωνή, 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ταμό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λίτε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ασιλεύς, έω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υγάτερ, θυγατρό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ῆσος, ου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λήθεια, ας, ἡ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νίκη, η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νἠρ, ἀνδρόσ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ὄνομα, ατος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μάχη, η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ψθχή, ῆ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ἕκαστος, η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στρατηγός, οῦ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ἄνθρωπος, ου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ἁμαρτία, α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ονηρός, ά, 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μεγαλόψυχος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εῖχος, ους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ὅμοιος, α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δύνατος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θάνατο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μόνος, η, ον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NOMI_AGGETTIVI_3" table:style-name="ta1">
        <table:table-column table:style-name="co8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χρήσιμος, η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ὅσος, η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ξιος, α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ληθής, έ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νώμη, 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πειρος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λόγο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ἡμέρα, 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ἵππο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ἁμάρτημα, ατο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ίλος, η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λύς, πολλή, πολύ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αχύς, εῖα, ύ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ουλή, 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ὐρανός, 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ίνδυνο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άλαττα, ης, ἡ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κεφαλή, ῆ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φιλία, α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αἱτία, α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δίκαιος, α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ὥρα, α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ιππεύς, έως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μέγας, μεγάλη, μέγ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όπος, ου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έλος, ουσ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γυνός, ή, 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ἄφθονος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θνητός, ή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φανής, έ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μέρος, ους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βραχύς, εῖα, ύ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ύχη, ης, ἡ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AGGETTIVI_1" table:style-name="ta1">
        <table:table-column table:style-name="co17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οἰμαι (οἴομαι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ὀλιγος, η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ιητικός, ή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εῖ (impers.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κού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ροΐστημ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σφαλής, έ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ύ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πιστος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ξιος, α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Ἕλλην, ηνο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ισέ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οιοῦτος, τοιαύτη, τοιοῦτο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ειλός, ή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πόλλυμ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ἴδιος, α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ἱκανός, ή, όν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συνεχής, έ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Ῥωμαῖος, α, ο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νέος, α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λλοτριος, α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μικός, ά, 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θάνατο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λέγ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μύν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κενός, ή, 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ρέφ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αχύς, εῖα, ύ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νίστημ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ποβλέπ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ὑβριζ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ελευτά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ἄκρος, α, ον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AGGETTIVI_2" table:style-name="ta1">
        <table:table-column table:style-name="co11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πάρειμ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νθρώπινος, η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οινός, ή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ίγν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αλεπός, ή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λύς, πολλή, πολύ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ρωτά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αίν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ποθνῄσκ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ὑπολαμβάν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ῥᾴδιος, α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πορος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έρ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ύνα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ρέπ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ὅλος, η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άσκω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κελεύ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θεῖος, α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οσοῦτος, τοσαύτη, τοσοῦτο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ἄγ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λπίζ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φίημ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ποκτείν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μός, ή, 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συγγενής, έ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ἔτερος, η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φικωέ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σθί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ναγκάζ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δύνατος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συνβαίν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ποκρίνω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AGGETTIVI_3" table:style-name="ta1">
        <table:table-column table:style-name="co15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αἴτιος, α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υσικός, ή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ὗτος, αὕτε, τοῦτο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ἅπας, ἄπασα, ἄπα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εύγ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κός, ή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ανερός, ά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έλλ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ἕκαστος, η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ήπιος, α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ρχαῖος, α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ὀρά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λαμβάν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έσος, η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εγαλόψυχος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φανής, έ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ρχομαι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πραπλήσιος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χρυσοῦσ, ῆ, οῦ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θαθμάζ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ζά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μανθάν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ργάζ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παλλάττ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δρά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φιλέ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μαθής, έ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ὑπεναντίος, α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ὑπάρχ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δέ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αἰσχρός, ά, 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βάρβαρος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ἄρχω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NOMI_AGGETTIVI_1" table:style-name="ta1">
        <table:table-column table:style-name="co6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μέρος, ου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ζά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υνβαίν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εινός, ή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ειλός, ή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ὅσος, η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ὀρά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ῆλυς, εια, υ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εῖ (impers.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δικος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ὅμοιος, α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ίλος, η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αιδίον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οφός, ή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ληγή, 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ρᾶγμα, ατο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Ἕλλην, ηνος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νομίζ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καρπός, οῦ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αῖς, παιδός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φυσικός, ή, 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λιμήν, ένος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χρυσοῦσ, ῆ, οῦ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νίστημ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σύμμαχος (ξύμμαχος), ου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ἱκανός, ή, 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ρῶρος, η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ἄδηλος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ξένος, η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ίστις, εω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κεῖνος, ἐκείνη, ἐκεῖνο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γεννά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ἴδιος, α, ον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NOMI_AGGETTIVI_2" table:style-name="ta1">
        <table:table-column table:style-name="co8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μέσος, η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τρατιά, ᾶ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εφαλή, 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αἱτία, 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χθρός, ά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μός, ή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όπο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θάνατο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ίκαιος, α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ένης, ητο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ία, 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ταμός, 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ίκη, 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αχύς, εῖα, ύ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έρ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έγας, μεγάλη, μέγ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έμω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ἰχθῦς, ύος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ἵστεμ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ἄπειρος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νῆσος, ου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γῆ, γῆ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είθ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έτρα, α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ύραννος, ου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ἱστορία, α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δῆμοσ, ου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θάλαττα, η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μέλλ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δύνατος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στρατόπεδον, ου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φεύγ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έμπω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NOMI_AGGETTIVI_3" table:style-name="ta1">
        <table:table-column table:style-name="co15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ἀναγκαῖος, α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ἱερός, ά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υγγενής, έ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λεύθερος, α, 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ῶμα, ατο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ὑβριζ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εξιός, ά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λέγ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ραχύς, εῖα, ύ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γ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υἱος, 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ιώκ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αἰσχρός, ά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γαθός, ή, 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εός, 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ήτηρ, μητρό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ρονέω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νέος, α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δύναμις, εω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φίημ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οἰκος, ου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σφαλής, έ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γαμέ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ἔργοω, ου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ἄρτος, ου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ἄκρος, α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ροΐστημ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εῖχος, ους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δρά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νίκη, η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λοῖοω, ου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λοιπός, ή, 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αρασκευάζω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TRIAKONTA_VERBI" table:style-name="ta1">
        <table:table-column table:style-name="co18" table:default-cell-style-name="ce4"/>
        <table:table-column table:style-name="co19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4">
            <text:p>ἄγω</text:p>
          </table:table-cell>
          <table:table-cell office:value-type="string" table:style-name="ce1">
            <text:p>condurre, port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αἴρω</text:p>
          </table:table-cell>
          <table:table-cell office:value-type="string" table:style-name="ce1">
            <text:p>sollev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κούω</text:p>
          </table:table-cell>
          <table:table-cell office:value-type="string" table:style-name="ce1">
            <text:p>ascoltare, senti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ἁμαρτάνω</text:p>
          </table:table-cell>
          <table:table-cell office:value-type="string" table:style-name="ce1">
            <text:p>sbagliare, pecc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μύνω</text:p>
          </table:table-cell>
          <table:table-cell office:value-type="string" table:style-name="ce1">
            <text:p>difendere; puni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ναγκάζω</text:p>
          </table:table-cell>
          <table:table-cell office:value-type="string" table:style-name="ce1">
            <text:p>costring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ναιρέω</text:p>
          </table:table-cell>
          <table:table-cell office:value-type="string" table:style-name="ce1">
            <text:p>distruggere; sollevare; dare un respons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νίστημι</text:p>
          </table:table-cell>
          <table:table-cell office:value-type="string" table:style-name="ce1">
            <text:p>far alzare; alzarsi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ξιόω</text:p>
          </table:table-cell>
          <table:table-cell office:value-type="string" table:style-name="ce1">
            <text:p>ritenere giusto, ritenere degn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παλλάττω</text:p>
          </table:table-cell>
          <table:table-cell office:value-type="string" table:style-name="ce1">
            <text:p>cambiare; (al medio) liberarsi di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ποβλέπω</text:p>
          </table:table-cell>
          <table:table-cell office:value-type="string" table:style-name="ce1">
            <text:p>guardare; distogliere lo sguard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ποθνῄσκω</text:p>
          </table:table-cell>
          <table:table-cell office:value-type="string" table:style-name="ce1">
            <text:p>mori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ποκρίνω</text:p>
          </table:table-cell>
          <table:table-cell office:value-type="string" table:style-name="ce1">
            <text:p>rispond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ποκτείνω</text:p>
          </table:table-cell>
          <table:table-cell office:value-type="string" table:style-name="ce1">
            <text:p>uccid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πόλλυμι</text:p>
          </table:table-cell>
          <table:table-cell office:value-type="string" table:style-name="ce1">
            <text:p>distruggere; (al medio) mori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ἁρπάζω</text:p>
          </table:table-cell>
          <table:table-cell office:value-type="string" table:style-name="ce1">
            <text:p>rapire, afferr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ἄρχω</text:p>
          </table:table-cell>
          <table:table-cell office:value-type="string" table:style-name="ce1">
            <text:p>comandare; (al medio) cominci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φίημι</text:p>
          </table:table-cell>
          <table:table-cell office:value-type="string" table:style-name="ce1">
            <text:p>lasciar and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φικωέομαι</text:p>
          </table:table-cell>
          <table:table-cell office:value-type="string" table:style-name="ce1">
            <text:p>giung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βάλλω</text:p>
          </table:table-cell>
          <table:table-cell office:value-type="string" table:style-name="ce1">
            <text:p>lanciare, scagliare, colpi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βούλομαι</text:p>
          </table:table-cell>
          <table:table-cell office:value-type="string" table:style-name="ce1">
            <text:p>vol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γαμέω</text:p>
          </table:table-cell>
          <table:table-cell office:value-type="string" table:style-name="ce1">
            <text:p>sposare, accoppiarsi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γεννάω</text:p>
          </table:table-cell>
          <table:table-cell office:value-type="string" table:style-name="ce1">
            <text:p>gener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γίγνομαι</text:p>
          </table:table-cell>
          <table:table-cell office:value-type="string" table:style-name="ce1">
            <text:p>diventare; verificarsi; ess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γιγνώσκώ</text:p>
          </table:table-cell>
          <table:table-cell office:value-type="string" table:style-name="ce1">
            <text:p>conoscere; pensare; decid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γράφω</text:p>
          </table:table-cell>
          <table:table-cell office:value-type="string" table:style-name="ce1">
            <text:p>scrivere, disegn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δεῖ (impers.)</text:p>
          </table:table-cell>
          <table:table-cell office:value-type="string" table:style-name="ce1">
            <text:p>dov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δέω</text:p>
          </table:table-cell>
          <table:table-cell office:value-type="string" table:style-name="ce1">
            <text:p>mancare; dovere; chiedere; leg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δίδωμι</text:p>
          </table:table-cell>
          <table:table-cell office:value-type="string" table:style-name="ce1">
            <text:p>d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διώκω</text:p>
          </table:table-cell>
          <table:table-cell office:value-type="string" table:style-name="ce1">
            <text:p>inseguire; perseguire penalment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δοκέω</text:p>
          </table:table-cell>
          <table:table-cell office:value-type="string" table:style-name="ce1">
            <text:p>sembrare; pens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δράω</text:p>
          </table:table-cell>
          <table:table-cell office:value-type="string" table:style-name="ce1">
            <text:p>f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δύναμαι</text:p>
          </table:table-cell>
          <table:table-cell office:value-type="string" table:style-name="ce1">
            <text:p>pot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ἐθέλω (θέλω)</text:p>
          </table:table-cell>
          <table:table-cell office:value-type="string" table:style-name="ce1">
            <text:p>volere, desider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εἰμί</text:p>
          </table:table-cell>
          <table:table-cell office:value-type="string" table:style-name="ce1">
            <text:p>essere; esserci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ἐλπίζω</text:p>
          </table:table-cell>
          <table:table-cell office:value-type="string" table:style-name="ce1">
            <text:p>sperare, aspettarsi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ἐπαινέω</text:p>
          </table:table-cell>
          <table:table-cell office:value-type="string" table:style-name="ce1">
            <text:p>lod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ἐργάζομαι</text:p>
          </table:table-cell>
          <table:table-cell office:value-type="string" table:style-name="ce1">
            <text:p>lavorare, oper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ἔρχομαι</text:p>
          </table:table-cell>
          <table:table-cell office:value-type="string" table:style-name="ce1">
            <text:p>veni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ἐρωτάω</text:p>
          </table:table-cell>
          <table:table-cell office:value-type="string" table:style-name="ce1">
            <text:p>domand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ἐσθίω</text:p>
          </table:table-cell>
          <table:table-cell office:value-type="string" table:style-name="ce1">
            <text:p>mangi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εὑρίσκω</text:p>
          </table:table-cell>
          <table:table-cell office:value-type="string" table:style-name="ce1">
            <text:p>trov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ἔχω</text:p>
          </table:table-cell>
          <table:table-cell office:value-type="string" table:style-name="ce1">
            <text:p>avere; stare (con avverbio)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ζάω</text:p>
          </table:table-cell>
          <table:table-cell office:value-type="string" table:style-name="ce1">
            <text:p>viv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ἡγέομαι</text:p>
          </table:table-cell>
          <table:table-cell office:value-type="string" table:style-name="ce1">
            <text:p>guidare; riten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ἥκω</text:p>
          </table:table-cell>
          <table:table-cell office:value-type="string" table:style-name="ce1">
            <text:p>essere giun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θαθμάζω</text:p>
          </table:table-cell>
          <table:table-cell office:value-type="string" table:style-name="ce1">
            <text:p>meravigliarsi, ammirare; chiedersi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θύω</text:p>
          </table:table-cell>
          <table:table-cell office:value-type="string" table:style-name="ce1">
            <text:p>sacrific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ἵστεμι</text:p>
          </table:table-cell>
          <table:table-cell office:value-type="string" table:style-name="ce1">
            <text:p>collocare; (al medio) st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καλέω</text:p>
          </table:table-cell>
          <table:table-cell office:value-type="string" table:style-name="ce1">
            <text:p>chiam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κελεύω</text:p>
          </table:table-cell>
          <table:table-cell office:value-type="string" table:style-name="ce1">
            <text:p>ordinare, invit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κινδυνεύω</text:p>
          </table:table-cell>
          <table:table-cell office:value-type="string" table:style-name="ce1">
            <text:p>rischiare; essere probabil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κωλύω</text:p>
          </table:table-cell>
          <table:table-cell office:value-type="string" table:style-name="ce1">
            <text:p>impedi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λαμβάνω</text:p>
          </table:table-cell>
          <table:table-cell office:value-type="string" table:style-name="ce1">
            <text:p>prend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λέγω</text:p>
          </table:table-cell>
          <table:table-cell office:value-type="string" table:style-name="ce1">
            <text:p>dire; parl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λύω</text:p>
          </table:table-cell>
          <table:table-cell office:value-type="string" table:style-name="ce1">
            <text:p>sciogliere; assolv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μανθάνω</text:p>
          </table:table-cell>
          <table:table-cell office:value-type="string" table:style-name="ce1">
            <text:p>apprendere; capi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μάχομαι</text:p>
          </table:table-cell>
          <table:table-cell office:value-type="string" table:style-name="ce1">
            <text:p>combatt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μέλλω</text:p>
          </table:table-cell>
          <table:table-cell office:value-type="string" table:style-name="ce1">
            <text:p>stare per, vol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μισέω</text:p>
          </table:table-cell>
          <table:table-cell office:value-type="string" table:style-name="ce1">
            <text:p>odi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νέμω</text:p>
          </table:table-cell>
          <table:table-cell office:value-type="string" table:style-name="ce1">
            <text:p>distribuire; dividere; pascol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νικάω</text:p>
          </table:table-cell>
          <table:table-cell office:value-type="string" table:style-name="ce1">
            <text:p>vinc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νομίζω</text:p>
          </table:table-cell>
          <table:table-cell office:value-type="string" table:style-name="ce1">
            <text:p>pensare, riten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οἰδα</text:p>
          </table:table-cell>
          <table:table-cell office:value-type="string" table:style-name="ce1">
            <text:p>sap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οἰκεω</text:p>
          </table:table-cell>
          <table:table-cell office:value-type="string" table:style-name="ce1">
            <text:p>abitare, insediarsi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οἰμαι (οἴομαι)</text:p>
          </table:table-cell>
          <table:table-cell office:value-type="string" table:style-name="ce1">
            <text:p>pens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οἴχομαι</text:p>
          </table:table-cell>
          <table:table-cell office:value-type="string" table:style-name="ce1">
            <text:p>andare; essersene anda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ὁμολογέω</text:p>
          </table:table-cell>
          <table:table-cell office:value-type="string" table:style-name="ce1">
            <text:p>accordarsi, essere d'accord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ὀράω</text:p>
          </table:table-cell>
          <table:table-cell office:value-type="string" table:style-name="ce1">
            <text:p>ved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αρασκευάζω</text:p>
          </table:table-cell>
          <table:table-cell office:value-type="string" table:style-name="ce1">
            <text:p>approntare, prepar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άρειμι</text:p>
          </table:table-cell>
          <table:table-cell office:value-type="string" table:style-name="ce1">
            <text:p>essere presenti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αρέχω</text:p>
          </table:table-cell>
          <table:table-cell office:value-type="string" table:style-name="ce1">
            <text:p>procur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άσκω</text:p>
          </table:table-cell>
          <table:table-cell office:value-type="string" table:style-name="ce1">
            <text:p>subire, soffri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αύω</text:p>
          </table:table-cell>
          <table:table-cell office:value-type="string" table:style-name="ce1">
            <text:p>far cessare; (al medio) smett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είθω</text:p>
          </table:table-cell>
          <table:table-cell office:value-type="string" table:style-name="ce1">
            <text:p>persuadere; (al medio) obbedi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έμπω</text:p>
          </table:table-cell>
          <table:table-cell office:value-type="string" table:style-name="ce1">
            <text:p>mandare, invi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οιέω</text:p>
          </table:table-cell>
          <table:table-cell office:value-type="string" table:style-name="ce1">
            <text:p>fare; cre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ορεύομαι</text:p>
          </table:table-cell>
          <table:table-cell office:value-type="string" table:style-name="ce1">
            <text:p>recarsi, andare, viaggi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ράττω</text:p>
          </table:table-cell>
          <table:table-cell office:value-type="string" table:style-name="ce1">
            <text:p>fare, esegui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ροΐστημι</text:p>
          </table:table-cell>
          <table:table-cell office:value-type="string" table:style-name="ce1">
            <text:p>mettere a capo; difendere; essere a cap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ροσήκω</text:p>
          </table:table-cell>
          <table:table-cell office:value-type="string" table:style-name="ce1">
            <text:p>convenire; essere adat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συνβαίνω</text:p>
          </table:table-cell>
          <table:table-cell office:value-type="string" table:style-name="ce1">
            <text:p>accadere; conveni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σῴζω</text:p>
          </table:table-cell>
          <table:table-cell office:value-type="string" table:style-name="ce1">
            <text:p>salv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τελευτάω</text:p>
          </table:table-cell>
          <table:table-cell office:value-type="string" table:style-name="ce1">
            <text:p>finire; mori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τολμάω</text:p>
          </table:table-cell>
          <table:table-cell office:value-type="string" table:style-name="ce1">
            <text:p>osare; sopport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τρέπω</text:p>
          </table:table-cell>
          <table:table-cell office:value-type="string" table:style-name="ce1">
            <text:p>volg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τρέφω</text:p>
          </table:table-cell>
          <table:table-cell office:value-type="string" table:style-name="ce1">
            <text:p>nutri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τυγχάνω</text:p>
          </table:table-cell>
          <table:table-cell office:value-type="string" table:style-name="ce1">
            <text:p>ottenere; avere dalla sorte; trovarsi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ὑβριζω</text:p>
          </table:table-cell>
          <table:table-cell office:value-type="string" table:style-name="ce1">
            <text:p>offendere, far violenz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ὑπάρχω</text:p>
          </table:table-cell>
          <table:table-cell office:value-type="string" table:style-name="ce1">
            <text:p>esserci, esist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ὑπολαμβάνω</text:p>
          </table:table-cell>
          <table:table-cell office:value-type="string" table:style-name="ce1">
            <text:p>prendere; rispondere; pens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φαίνω</text:p>
          </table:table-cell>
          <table:table-cell office:value-type="string" table:style-name="ce1">
            <text:p>mostrare; (al medio) appari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φέρω</text:p>
          </table:table-cell>
          <table:table-cell office:value-type="string" table:style-name="ce1">
            <text:p>portare, produr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φεύγω</text:p>
          </table:table-cell>
          <table:table-cell office:value-type="string" table:style-name="ce1">
            <text:p>fuggire; essere imputa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φημί</text:p>
          </table:table-cell>
          <table:table-cell office:value-type="string" table:style-name="ce1">
            <text:p>afferm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φιλέω</text:p>
          </table:table-cell>
          <table:table-cell office:value-type="string" table:style-name="ce1">
            <text:p>amare; esser soli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φοβέω</text:p>
          </table:table-cell>
          <table:table-cell office:value-type="string" table:style-name="ce1">
            <text:p>far paura; tem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φρονέω</text:p>
          </table:table-cell>
          <table:table-cell office:value-type="string" table:style-name="ce1">
            <text:p>pens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χράω (χράομαι)</text:p>
          </table:table-cell>
          <table:table-cell office:value-type="string" table:style-name="ce1">
            <text:p>dare oracoli; (al medio) us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χρή (impers.)</text:p>
          </table:table-cell>
          <table:table-cell office:value-type="string" table:style-name="ce1">
            <text:p>essere necessario</text:p>
          </table:table-cell>
          <table:table-cell table:number-columns-repeated="16382"/>
        </table:table-row>
        <table:table-row table:number-rows-repeated="1048476" table:style-name="ro2">
          <table:table-cell table:number-columns-repeated="16384"/>
        </table:table-row>
      </table:table>
      <table:table table:name="TRIAKONTA_NOMI" table:style-name="ta2">
        <table:table-column table:style-name="co20" table:default-cell-style-name="ce4"/>
        <table:table-column table:style-name="co21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4">
            <text:p>ἀγρός, οῦ, ὁ</text:p>
          </table:table-cell>
          <table:table-cell office:value-type="string" table:style-name="ce1">
            <text:p>campo, campagn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αἱτία, ας, ἡ</text:p>
          </table:table-cell>
          <table:table-cell office:value-type="string" table:style-name="ce1">
            <text:p>causa; colpa; accus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λήθεια, ας, ἡ</text:p>
          </table:table-cell>
          <table:table-cell office:value-type="string" table:style-name="ce1">
            <text:p>verità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ἁμάρτημα, ατος, τό</text:p>
          </table:table-cell>
          <table:table-cell office:value-type="string" table:style-name="ce1">
            <text:p>errore, colpa; pecca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ἁμαρτία, ας, ἡ</text:p>
          </table:table-cell>
          <table:table-cell office:value-type="string" table:style-name="ce1">
            <text:p>errore, colpa; pecca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ωάγκε, ης, ἡ</text:p>
          </table:table-cell>
          <table:table-cell office:value-type="string" table:style-name="ce1">
            <text:p>necessità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νἠρ, ἀνδρόσ, ὁ</text:p>
          </table:table-cell>
          <table:table-cell office:value-type="string" table:style-name="ce1">
            <text:p>uomo; mari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ἄνθρωπος, ου, ὁ</text:p>
          </table:table-cell>
          <table:table-cell office:value-type="string" table:style-name="ce1">
            <text:p>uomo, person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ρετή, ῆς, ἡ</text:p>
          </table:table-cell>
          <table:table-cell office:value-type="string" table:style-name="ce1">
            <text:p>virtù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ἄρτος, ου, ὁ</text:p>
          </table:table-cell>
          <table:table-cell office:value-type="string" table:style-name="ce1">
            <text:p>pan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ρχή, ῆς, ἡ</text:p>
          </table:table-cell>
          <table:table-cell office:value-type="string" table:style-name="ce1">
            <text:p>comando, principi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βασιλεύς, έως, ὁ</text:p>
          </table:table-cell>
          <table:table-cell office:value-type="string" table:style-name="ce1">
            <text:p>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βία, ας, ἡ</text:p>
          </table:table-cell>
          <table:table-cell office:value-type="string" table:style-name="ce1">
            <text:p>violenz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βίος, ου, ὁ</text:p>
          </table:table-cell>
          <table:table-cell office:value-type="string" table:style-name="ce1">
            <text:p>vit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βουλή, ῆς, ἡ</text:p>
          </table:table-cell>
          <table:table-cell office:value-type="string" table:style-name="ce1">
            <text:p>consigli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γῆ, γῆς, ἡ</text:p>
          </table:table-cell>
          <table:table-cell office:value-type="string" table:style-name="ce1">
            <text:p>terra, territori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γνώμη, ης, ἡ</text:p>
          </table:table-cell>
          <table:table-cell office:value-type="string" table:style-name="ce1">
            <text:p>pensiero, sentenza, proverbi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γυνή, γυναικός, ἠ</text:p>
          </table:table-cell>
          <table:table-cell office:value-type="string" table:style-name="ce1">
            <text:p>donna, mogli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δαίμων, ονος, ὁ</text:p>
          </table:table-cell>
          <table:table-cell office:value-type="string" table:style-name="ce1">
            <text:p>di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δεσμός, οῦ, ὁ</text:p>
          </table:table-cell>
          <table:table-cell office:value-type="string" table:style-name="ce1">
            <text:p>ceppo, legame, vincol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δένδρον, ου, τό</text:p>
          </table:table-cell>
          <table:table-cell office:value-type="string" table:style-name="ce1">
            <text:p>alber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δῆμοσ, ου, ὁ</text:p>
          </table:table-cell>
          <table:table-cell office:value-type="string" table:style-name="ce1">
            <text:p>popol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δικαστές, οῦ, ὁ</text:p>
          </table:table-cell>
          <table:table-cell office:value-type="string" table:style-name="ce1">
            <text:p>giudic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δίκη, ης, ἡ</text:p>
          </table:table-cell>
          <table:table-cell office:value-type="string" table:style-name="ce1">
            <text:p>giustizia; process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δύναμις, εως, ἡ</text:p>
          </table:table-cell>
          <table:table-cell office:value-type="string" table:style-name="ce1">
            <text:p>potenza; eserci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ἐλευθερία, ας, ἡ</text:p>
          </table:table-cell>
          <table:table-cell office:value-type="string" table:style-name="ce1">
            <text:p>libertà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ἔργοω, ου, τό</text:p>
          </table:table-cell>
          <table:table-cell office:value-type="string" table:style-name="ce1">
            <text:p>opera, impresa, lavor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ἔρως, ωτος, τό</text:p>
          </table:table-cell>
          <table:table-cell office:value-type="string" table:style-name="ce1">
            <text:p>eros; amo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ἔτοσ, ους, τό</text:p>
          </table:table-cell>
          <table:table-cell office:value-type="string" table:style-name="ce1">
            <text:p>ann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ζῷον, ου, τό</text:p>
          </table:table-cell>
          <table:table-cell office:value-type="string" table:style-name="ce1">
            <text:p>essere vivente, animal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ἡμέρα, ας, ἡ</text:p>
          </table:table-cell>
          <table:table-cell office:value-type="string" table:style-name="ce1">
            <text:p>giorn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θάλαττα, ης, ἡ</text:p>
          </table:table-cell>
          <table:table-cell office:value-type="string" table:style-name="ce1">
            <text:p>m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θάνατος, ου, ὁ</text:p>
          </table:table-cell>
          <table:table-cell office:value-type="string" table:style-name="ce1">
            <text:p>mort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θεός, οῦ, ὁ</text:p>
          </table:table-cell>
          <table:table-cell office:value-type="string" table:style-name="ce1">
            <text:p>di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θηρίον, ου, τό</text:p>
          </table:table-cell>
          <table:table-cell office:value-type="string" table:style-name="ce1">
            <text:p>belva, fier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θυγάτερ, θυγατρός, ἡ</text:p>
          </table:table-cell>
          <table:table-cell office:value-type="string" table:style-name="ce1">
            <text:p>figli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ιππεύς, έως, ὁ</text:p>
          </table:table-cell>
          <table:table-cell office:value-type="string" table:style-name="ce1">
            <text:p>cavali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ἵππος, ου, ὁ</text:p>
          </table:table-cell>
          <table:table-cell office:value-type="string" table:style-name="ce1">
            <text:p>cavall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ἱστορία, ας, ἡ</text:p>
          </table:table-cell>
          <table:table-cell office:value-type="string" table:style-name="ce1">
            <text:p>ricerca, indagine; stori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ἰχθῦς, ύος, ὁ</text:p>
          </table:table-cell>
          <table:table-cell office:value-type="string" table:style-name="ce1">
            <text:p>pesc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καρπός, οῦ, ὁ</text:p>
          </table:table-cell>
          <table:table-cell office:value-type="string" table:style-name="ce1">
            <text:p>frut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κεφαλή, ῆς, ἡ</text:p>
          </table:table-cell>
          <table:table-cell office:value-type="string" table:style-name="ce1">
            <text:p>test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κίνδυνος, ου, ὁ</text:p>
          </table:table-cell>
          <table:table-cell office:value-type="string" table:style-name="ce1">
            <text:p>pericolo, rischi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λίθος, ου, ὁ</text:p>
          </table:table-cell>
          <table:table-cell office:value-type="string" table:style-name="ce1">
            <text:p>pietr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λιμήν, ένος, ὁ</text:p>
          </table:table-cell>
          <table:table-cell office:value-type="string" table:style-name="ce1">
            <text:p>por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λόγος, ου, ὁ</text:p>
          </table:table-cell>
          <table:table-cell office:value-type="string" table:style-name="ce1">
            <text:p>parola; discorso; ragionamen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μαθηνής, οῦ, ὁ</text:p>
          </table:table-cell>
          <table:table-cell office:value-type="string" table:style-name="ce1">
            <text:p>studente, discepol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μάχη, ης, ἡ</text:p>
          </table:table-cell>
          <table:table-cell office:value-type="string" table:style-name="ce1">
            <text:p>battagli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μέρος, ους, τό</text:p>
          </table:table-cell>
          <table:table-cell office:value-type="string" table:style-name="ce1">
            <text:p>parte, porzion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μήτηρ, μητρός, ἡ</text:p>
          </table:table-cell>
          <table:table-cell office:value-type="string" table:style-name="ce1">
            <text:p>mad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ναῦς, νεώς, ἡ</text:p>
          </table:table-cell>
          <table:table-cell office:value-type="string" table:style-name="ce1">
            <text:p>nav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νῆσος, ου, ἡ</text:p>
          </table:table-cell>
          <table:table-cell office:value-type="string" table:style-name="ce1">
            <text:p>isol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νίκη, ης, ἡ</text:p>
          </table:table-cell>
          <table:table-cell office:value-type="string" table:style-name="ce1">
            <text:p>vittori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νόμος, ου, ὁ</text:p>
          </table:table-cell>
          <table:table-cell office:value-type="string" table:style-name="ce1">
            <text:p>legg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νύξ, νυκτός, ἡ</text:p>
          </table:table-cell>
          <table:table-cell office:value-type="string" table:style-name="ce1">
            <text:p>nott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ξίφος, ους, τό</text:p>
          </table:table-cell>
          <table:table-cell office:value-type="string" table:style-name="ce1">
            <text:p>spad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ὁδός, οῦ, ἡ</text:p>
          </table:table-cell>
          <table:table-cell office:value-type="string" table:style-name="ce1">
            <text:p>via, strad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οἰκία, ας, ἡ</text:p>
          </table:table-cell>
          <table:table-cell office:value-type="string" table:style-name="ce1">
            <text:p>cas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οἰκος, ου, ὁ</text:p>
          </table:table-cell>
          <table:table-cell office:value-type="string" table:style-name="ce1">
            <text:p>cas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ὄνομα, ατος, ὁ</text:p>
          </table:table-cell>
          <table:table-cell office:value-type="string" table:style-name="ce1">
            <text:p>nom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οὐρανός, οῦ, ὁ</text:p>
          </table:table-cell>
          <table:table-cell office:value-type="string" table:style-name="ce1">
            <text:p>ciel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ὄχλος, ου, ὁ</text:p>
          </table:table-cell>
          <table:table-cell office:value-type="string" table:style-name="ce1">
            <text:p>folla; fastidi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αιδίον, ου, ὁ</text:p>
          </table:table-cell>
          <table:table-cell office:value-type="string" table:style-name="ce1">
            <text:p>fanciullo; schiav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αῖς, παιδός, ὁ</text:p>
          </table:table-cell>
          <table:table-cell office:value-type="string" table:style-name="ce1">
            <text:p>fanciullo, figlio; schiav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ατήρ, πατρός, ὁ</text:p>
          </table:table-cell>
          <table:table-cell office:value-type="string" table:style-name="ce1">
            <text:p>pad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έτρα, ας, ἡ</text:p>
          </table:table-cell>
          <table:table-cell office:value-type="string" table:style-name="ce1">
            <text:p>roccia, pietr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ίστις, εως, ἡ</text:p>
          </table:table-cell>
          <table:table-cell office:value-type="string" table:style-name="ce1">
            <text:p>fiducia, fed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ληγή, ῆς, ἡ</text:p>
          </table:table-cell>
          <table:table-cell office:value-type="string" table:style-name="ce1">
            <text:p>piaga, ferita; colp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λῆθος, ους, τό</text:p>
          </table:table-cell>
          <table:table-cell office:value-type="string" table:style-name="ce1">
            <text:p>quantità, moltitudine, foll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λοῖοω, ου, τό</text:p>
          </table:table-cell>
          <table:table-cell office:value-type="string" table:style-name="ce1">
            <text:p>nav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λοῦτος, ου, ὁ</text:p>
          </table:table-cell>
          <table:table-cell office:value-type="string" table:style-name="ce1">
            <text:p>ricchezz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όλεμος, ου, ὁ</text:p>
          </table:table-cell>
          <table:table-cell office:value-type="string" table:style-name="ce1">
            <text:p>guerr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όλις, εως, ἡ</text:p>
          </table:table-cell>
          <table:table-cell office:value-type="string" table:style-name="ce1">
            <text:p>città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ολιτεία, ας, ἡ</text:p>
          </table:table-cell>
          <table:table-cell office:value-type="string" table:style-name="ce1">
            <text:p>costituzione; governo; città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ολίτες, ου, ὁ</text:p>
          </table:table-cell>
          <table:table-cell office:value-type="string" table:style-name="ce1">
            <text:p>cittadin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οταμός, ου, ὁ</text:p>
          </table:table-cell>
          <table:table-cell office:value-type="string" table:style-name="ce1">
            <text:p>fium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ρᾶγμα, ατος, τό</text:p>
          </table:table-cell>
          <table:table-cell office:value-type="string" table:style-name="ce1">
            <text:p>fatto, azione, impresa, cos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στρατηγός, οῦ, ὁ</text:p>
          </table:table-cell>
          <table:table-cell office:value-type="string" table:style-name="ce1">
            <text:p>comandante, strateg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στρατιά, ᾶς, ἡ</text:p>
          </table:table-cell>
          <table:table-cell office:value-type="string" table:style-name="ce1">
            <text:p>esercito; spedizione milit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στρατιώτης, ου, ὁ</text:p>
          </table:table-cell>
          <table:table-cell office:value-type="string" table:style-name="ce1">
            <text:p>solda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στρατόπεδον, ου, τό</text:p>
          </table:table-cell>
          <table:table-cell office:value-type="string" table:style-name="ce1">
            <text:p>accampamento; eserci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σύμμαχος (ξύμμαχος), ου, ὁ</text:p>
          </table:table-cell>
          <table:table-cell office:value-type="string" table:style-name="ce1">
            <text:p>allea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σῶμα, ατος, τό</text:p>
          </table:table-cell>
          <table:table-cell office:value-type="string" table:style-name="ce1">
            <text:p>corpo, cadave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τεῖχος, ους, τό</text:p>
          </table:table-cell>
          <table:table-cell office:value-type="string" table:style-name="ce1">
            <text:p>mur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τέκνον, ου, τό</text:p>
          </table:table-cell>
          <table:table-cell office:value-type="string" table:style-name="ce1">
            <text:p>figli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τέλος, ουσ, τό</text:p>
          </table:table-cell>
          <table:table-cell office:value-type="string" table:style-name="ce1">
            <text:p>fine, compimen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τόπος, ου, ὁ</text:p>
          </table:table-cell>
          <table:table-cell office:value-type="string" table:style-name="ce1">
            <text:p>luog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τύραννος, ου, ὁ</text:p>
          </table:table-cell>
          <table:table-cell office:value-type="string" table:style-name="ce1">
            <text:p>tiranno; 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τύχη, ης, ἡ</text:p>
          </table:table-cell>
          <table:table-cell office:value-type="string" table:style-name="ce1">
            <text:p>sort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υἱος, οῦ, ὁ</text:p>
          </table:table-cell>
          <table:table-cell office:value-type="string" table:style-name="ce1">
            <text:p>figli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φιλία, ας, ἡ</text:p>
          </table:table-cell>
          <table:table-cell office:value-type="string" table:style-name="ce1">
            <text:p>amore, amicizi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φόβος, ου, ὁ</text:p>
          </table:table-cell>
          <table:table-cell office:value-type="string" table:style-name="ce1">
            <text:p>paur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φύσις, εως, ἡ</text:p>
          </table:table-cell>
          <table:table-cell office:value-type="string" table:style-name="ce1">
            <text:p>natur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φωνή, ῆς, ἡ</text:p>
          </table:table-cell>
          <table:table-cell office:value-type="string" table:style-name="ce1">
            <text:p>voc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χάρις, χάριτος, ἡ</text:p>
          </table:table-cell>
          <table:table-cell office:value-type="string" table:style-name="ce1">
            <text:p>grazia, gratitudine; (acc.) a causa di, (acc.) al fine di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χεῖρ, χειρός, ἡ</text:p>
          </table:table-cell>
          <table:table-cell office:value-type="string" table:style-name="ce1">
            <text:p>man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χρόνος, ου, ὁ</text:p>
          </table:table-cell>
          <table:table-cell office:value-type="string" table:style-name="ce1">
            <text:p>temp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χώρα, ας, ἡ</text:p>
          </table:table-cell>
          <table:table-cell office:value-type="string" table:style-name="ce1">
            <text:p>regione, territori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ψθχή, ῆς, ἡ</text:p>
          </table:table-cell>
          <table:table-cell office:value-type="string" table:style-name="ce1">
            <text:p>anim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ὥρα, ας, ἡ</text:p>
          </table:table-cell>
          <table:table-cell office:value-type="string" table:style-name="ce1">
            <text:p>stagione; ora</text:p>
          </table:table-cell>
          <table:table-cell table:number-columns-repeated="16382"/>
        </table:table-row>
        <table:table-row table:number-rows-repeated="1048476" table:style-name="ro2">
          <table:table-cell table:number-columns-repeated="16384"/>
        </table:table-row>
      </table:table>
      <table:table table:name="TRIAKONTA_AGGETTIVI" table:style-name="ta1">
        <table:table-column table:style-name="co22" table:default-cell-style-name="ce4"/>
        <table:table-column table:style-name="co23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4">
            <text:p>ἀγαθός, ή, όν</text:p>
          </table:table-cell>
          <table:table-cell office:value-type="string" table:style-name="ce1">
            <text:p>buon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ἄδηλος, ον</text:p>
          </table:table-cell>
          <table:table-cell office:value-type="string" table:style-name="ce1">
            <text:p>oscur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ἄδικος, ον</text:p>
          </table:table-cell>
          <table:table-cell office:value-type="string" table:style-name="ce1">
            <text:p>ingius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δύνατος, ον</text:p>
          </table:table-cell>
          <table:table-cell office:value-type="string" table:style-name="ce1">
            <text:p>impotente; impossibil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θάνατος</text:p>
          </table:table-cell>
          <table:table-cell office:value-type="string" table:style-name="ce1">
            <text:p>immortal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αἰσχρός, ά, όν</text:p>
          </table:table-cell>
          <table:table-cell office:value-type="string" table:style-name="ce1">
            <text:p>turpe, brut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αἴτιος, α, ον</text:p>
          </table:table-cell>
          <table:table-cell office:value-type="string" table:style-name="ce1">
            <text:p>colpevole, responsabil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κούσιος, ον</text:p>
          </table:table-cell>
          <table:table-cell office:value-type="string" table:style-name="ce1">
            <text:p>involontari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ἄκρος, α, ον</text:p>
          </table:table-cell>
          <table:table-cell office:value-type="string" table:style-name="ce1">
            <text:p>al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ληθής, ές</text:p>
          </table:table-cell>
          <table:table-cell office:value-type="string" table:style-name="ce1">
            <text:p>vero, veritier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ἄλλος, ἄλλη, ἄλλο</text:p>
          </table:table-cell>
          <table:table-cell office:value-type="string" table:style-name="ce1">
            <text:p>altr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λλοτριος, α, ον</text:p>
          </table:table-cell>
          <table:table-cell office:value-type="string" table:style-name="ce1">
            <text:p>altrui; estrane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μαθής, ές</text:p>
          </table:table-cell>
          <table:table-cell office:value-type="string" table:style-name="ce1">
            <text:p>ignorant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ναγκαῖος, α, ον</text:p>
          </table:table-cell>
          <table:table-cell office:value-type="string" table:style-name="ce1">
            <text:p>necessari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νθρώπινος, η, ον</text:p>
          </table:table-cell>
          <table:table-cell office:value-type="string" table:style-name="ce1">
            <text:p>uman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ἄξιος, α, ον</text:p>
          </table:table-cell>
          <table:table-cell office:value-type="string" table:style-name="ce1">
            <text:p>degn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ἅπας, ἄπασα, ἄπαν</text:p>
          </table:table-cell>
          <table:table-cell office:value-type="string" table:style-name="ce1">
            <text:p>tutto quan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ἄπειρος, ον</text:p>
          </table:table-cell>
          <table:table-cell office:value-type="string" table:style-name="ce1">
            <text:p>infinito; inesper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ἄπιστος, ον</text:p>
          </table:table-cell>
          <table:table-cell office:value-type="string" table:style-name="ce1">
            <text:p>incredibile; incredul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ἄπορος, ον</text:p>
          </table:table-cell>
          <table:table-cell office:value-type="string" table:style-name="ce1">
            <text:p>difficil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ἄπρακτος, ον</text:p>
          </table:table-cell>
          <table:table-cell office:value-type="string" table:style-name="ce1">
            <text:p>inutile, irrealizzabile, senza risulta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πγυροῦς, ᾶ, οῦν</text:p>
          </table:table-cell>
          <table:table-cell office:value-type="string" table:style-name="ce1">
            <text:p>argenteo, d'argen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ἄρρηn, εν</text:p>
          </table:table-cell>
          <table:table-cell office:value-type="string" table:style-name="ce1">
            <text:p>maschi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ρχαῖος, α, ον</text:p>
          </table:table-cell>
          <table:table-cell office:value-type="string" table:style-name="ce1">
            <text:p>antic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σφαλής, ές</text:p>
          </table:table-cell>
          <table:table-cell office:value-type="string" table:style-name="ce1">
            <text:p>sicur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ἀφανής, ές</text:p>
          </table:table-cell>
          <table:table-cell office:value-type="string" table:style-name="ce1">
            <text:p>nascosto, invisibil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ἄφθονος, ον</text:p>
          </table:table-cell>
          <table:table-cell office:value-type="string" table:style-name="ce1">
            <text:p>senza invidia, generoso, abbondant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ἄφοβος, ον</text:p>
          </table:table-cell>
          <table:table-cell office:value-type="string" table:style-name="ce1">
            <text:p>senza paur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βάρβαρος, ον</text:p>
          </table:table-cell>
          <table:table-cell office:value-type="string" table:style-name="ce1">
            <text:p>barbar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βραχύς, εῖα, ύ</text:p>
          </table:table-cell>
          <table:table-cell office:value-type="string" table:style-name="ce1">
            <text:p>cor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γενναῖος, α, ον</text:p>
          </table:table-cell>
          <table:table-cell office:value-type="string" table:style-name="ce1">
            <text:p>nobil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γυνός, ή, όν</text:p>
          </table:table-cell>
          <table:table-cell office:value-type="string" table:style-name="ce1">
            <text:p>nud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δειλός, ή, όν</text:p>
          </table:table-cell>
          <table:table-cell office:value-type="string" table:style-name="ce1">
            <text:p>pauros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δεινός, ή, όν</text:p>
          </table:table-cell>
          <table:table-cell office:value-type="string" table:style-name="ce1">
            <text:p>terribile; esper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δεξιός, ά, όν</text:p>
          </table:table-cell>
          <table:table-cell office:value-type="string" table:style-name="ce1">
            <text:p>destr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δίκαιος, α, ον</text:p>
          </table:table-cell>
          <table:table-cell office:value-type="string" table:style-name="ce1">
            <text:p>gius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ἕκαστος, η, ον</text:p>
          </table:table-cell>
          <table:table-cell office:value-type="string" table:style-name="ce1">
            <text:p>ciascun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ἐκεῖνος, ἐκείνη, ἐκεῖνο</text:p>
          </table:table-cell>
          <table:table-cell office:value-type="string" table:style-name="ce1">
            <text:p>quello, quella, quella cos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ἐλεύθερος, α, ον</text:p>
          </table:table-cell>
          <table:table-cell office:value-type="string" table:style-name="ce1">
            <text:p>liber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ἐμός, ή, όν</text:p>
          </table:table-cell>
          <table:table-cell office:value-type="string" table:style-name="ce1">
            <text:p>mi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Ἕλλην, ηνος</text:p>
          </table:table-cell>
          <table:table-cell office:value-type="string" table:style-name="ce1">
            <text:p>Elleno, Grec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ἐναντίος, α, ον</text:p>
          </table:table-cell>
          <table:table-cell office:value-type="string" table:style-name="ce1">
            <text:p>opposto, contrari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ἐπιτήδειος, α, ον</text:p>
          </table:table-cell>
          <table:table-cell office:value-type="string" table:style-name="ce1">
            <text:p>adatto; utile; necessario; amic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ἔτερος, η, ον</text:p>
          </table:table-cell>
          <table:table-cell office:value-type="string" table:style-name="ce1">
            <text:p>solitario; privo, mancant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ἐχθρός, ά, όν</text:p>
          </table:table-cell>
          <table:table-cell office:value-type="string" table:style-name="ce1">
            <text:p>nemico, avvers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ἡδὐς, εῖα, ύ</text:p>
          </table:table-cell>
          <table:table-cell office:value-type="string" table:style-name="ce1">
            <text:p>dolce, soav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θαυμαστός, ή, όν</text:p>
          </table:table-cell>
          <table:table-cell office:value-type="string" table:style-name="ce1">
            <text:p>meraviglios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θεῖος, α, ον</text:p>
          </table:table-cell>
          <table:table-cell office:value-type="string" table:style-name="ce1">
            <text:p>divin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θῆλυς, εια, υ</text:p>
          </table:table-cell>
          <table:table-cell office:value-type="string" table:style-name="ce1">
            <text:p>femminil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θνητός, ή, ον</text:p>
          </table:table-cell>
          <table:table-cell office:value-type="string" table:style-name="ce1">
            <text:p>mortal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ἴδιος, α, ον</text:p>
          </table:table-cell>
          <table:table-cell office:value-type="string" table:style-name="ce1">
            <text:p>proprio, peculi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ἱερός, ά, όν</text:p>
          </table:table-cell>
          <table:table-cell office:value-type="string" table:style-name="ce1">
            <text:p>sacr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ἱκανός, ή, όν</text:p>
          </table:table-cell>
          <table:table-cell office:value-type="string" table:style-name="ce1">
            <text:p>sufficient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ἰσχυρός, ή, όν</text:p>
          </table:table-cell>
          <table:table-cell office:value-type="string" table:style-name="ce1">
            <text:p>fort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κακός, ή, όν</text:p>
          </table:table-cell>
          <table:table-cell office:value-type="string" table:style-name="ce1">
            <text:p>cattivo, vil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καλός, ή, όν</text:p>
          </table:table-cell>
          <table:table-cell office:value-type="string" table:style-name="ce1">
            <text:p>bell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κενός, ή, όν</text:p>
          </table:table-cell>
          <table:table-cell office:value-type="string" table:style-name="ce1">
            <text:p>vuo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κοινός, ή, όν</text:p>
          </table:table-cell>
          <table:table-cell office:value-type="string" table:style-name="ce1">
            <text:p>comun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λοιπός, ή, όν</text:p>
          </table:table-cell>
          <table:table-cell office:value-type="string" table:style-name="ce1">
            <text:p>rimanent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μεγαλόψυχος, ον</text:p>
          </table:table-cell>
          <table:table-cell office:value-type="string" table:style-name="ce1">
            <text:p>magnanim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μέγας, μεγάλη, μέγα</text:p>
          </table:table-cell>
          <table:table-cell office:value-type="string" table:style-name="ce1">
            <text:p>grande (m.), grande (f.), grande cos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μέσος, η, ον</text:p>
          </table:table-cell>
          <table:table-cell office:value-type="string" table:style-name="ce1">
            <text:p>mezzo, median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μικός, ά, όν</text:p>
          </table:table-cell>
          <table:table-cell office:value-type="string" table:style-name="ce1">
            <text:p>piccol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μόνος, η, ον</text:p>
          </table:table-cell>
          <table:table-cell office:value-type="string" table:style-name="ce1">
            <text:p>sol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νέος, α, ον</text:p>
          </table:table-cell>
          <table:table-cell office:value-type="string" table:style-name="ce1">
            <text:p>nuovo; giovan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νήπιος, α, ον</text:p>
          </table:table-cell>
          <table:table-cell office:value-type="string" table:style-name="ce1">
            <text:p>infantile; sciocc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ξένος, η, ον</text:p>
          </table:table-cell>
          <table:table-cell office:value-type="string" table:style-name="ce1">
            <text:p>straniero, esrane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ὅδε, ἥδε, τόδε</text:p>
          </table:table-cell>
          <table:table-cell office:value-type="string" table:style-name="ce1">
            <text:p>questo, questa, questa cos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ὅλος, η, ον</text:p>
          </table:table-cell>
          <table:table-cell office:value-type="string" table:style-name="ce1">
            <text:p>tutto quanto, inter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ὀλιγος, η, ον</text:p>
          </table:table-cell>
          <table:table-cell office:value-type="string" table:style-name="ce1">
            <text:p>piccolo, poc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ὅμοιος, α, ον</text:p>
          </table:table-cell>
          <table:table-cell office:value-type="string" table:style-name="ce1">
            <text:p>simile, ugual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ὅσος, η, ον</text:p>
          </table:table-cell>
          <table:table-cell office:value-type="string" table:style-name="ce1">
            <text:p>quan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οὗτος, αὕτε, τοῦτο</text:p>
          </table:table-cell>
          <table:table-cell office:value-type="string" table:style-name="ce1">
            <text:p>questo; quell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ραπλήσιος, ον</text:p>
          </table:table-cell>
          <table:table-cell office:value-type="string" table:style-name="ce1">
            <text:p>simil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ᾶς, πᾶσα, πᾶν</text:p>
          </table:table-cell>
          <table:table-cell office:value-type="string" table:style-name="ce1">
            <text:p>tutto; ogni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ένης, ητος</text:p>
          </table:table-cell>
          <table:table-cell office:value-type="string" table:style-name="ce1">
            <text:p>pover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οιητικός, ή, όν</text:p>
          </table:table-cell>
          <table:table-cell office:value-type="string" table:style-name="ce1">
            <text:p>creativo, produttivo; poetic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ολέμος, α, ον</text:p>
          </table:table-cell>
          <table:table-cell office:value-type="string" table:style-name="ce1">
            <text:p>nemic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ολύς, πολλή, πολύ</text:p>
          </table:table-cell>
          <table:table-cell office:value-type="string" table:style-name="ce1">
            <text:p>molto, tan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ονηρός, ά, όν</text:p>
          </table:table-cell>
          <table:table-cell office:value-type="string" table:style-name="ce1">
            <text:p>malvagi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πρῶρος, η, ον</text:p>
          </table:table-cell>
          <table:table-cell office:value-type="string" table:style-name="ce1">
            <text:p>prim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ῥᾴδιος, α, ον</text:p>
          </table:table-cell>
          <table:table-cell office:value-type="string" table:style-name="ce1">
            <text:p>facil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Ῥωμαῖος, α, οω</text:p>
          </table:table-cell>
          <table:table-cell office:value-type="string" table:style-name="ce1">
            <text:p>Roman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σός, σή, σόν</text:p>
          </table:table-cell>
          <table:table-cell office:value-type="string" table:style-name="ce1">
            <text:p>tu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σοφός, ή, όν</text:p>
          </table:table-cell>
          <table:table-cell office:value-type="string" table:style-name="ce1">
            <text:p>sapient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συγγενής, ές</text:p>
          </table:table-cell>
          <table:table-cell office:value-type="string" table:style-name="ce1">
            <text:p>innato; parente; affin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συνεχής, ές</text:p>
          </table:table-cell>
          <table:table-cell office:value-type="string" table:style-name="ce1">
            <text:p>continu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ταχύς, εῖα, ύ</text:p>
          </table:table-cell>
          <table:table-cell office:value-type="string" table:style-name="ce1">
            <text:p>veloc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τοιοῦτος, τοιαύτη, τοιοῦτο</text:p>
          </table:table-cell>
          <table:table-cell office:value-type="string" table:style-name="ce1">
            <text:p>tale, siffatt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τοσοῦτος, τοσαύτη, τοσοῦτο</text:p>
          </table:table-cell>
          <table:table-cell office:value-type="string" table:style-name="ce1">
            <text:p>così grand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ὑπεναντίος, α, ον</text:p>
          </table:table-cell>
          <table:table-cell office:value-type="string" table:style-name="ce1">
            <text:p>opposto, contrastant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ὑποχείριος, ον</text:p>
          </table:table-cell>
          <table:table-cell office:value-type="string" table:style-name="ce1">
            <text:p>soggetto a, sottoposto al potere di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φανερός, ά, όν</text:p>
          </table:table-cell>
          <table:table-cell office:value-type="string" table:style-name="ce1">
            <text:p>evidente, manifesto; famos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φίλος, η, ον</text:p>
          </table:table-cell>
          <table:table-cell office:value-type="string" table:style-name="ce1">
            <text:p>amico, car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φυσικός, ή, όν</text:p>
          </table:table-cell>
          <table:table-cell office:value-type="string" table:style-name="ce1">
            <text:p>natural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χαλεπός, ή, όν</text:p>
          </table:table-cell>
          <table:table-cell office:value-type="string" table:style-name="ce1">
            <text:p>difficile; intrattabil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χαλχοῦς, ῆ, οῦν</text:p>
          </table:table-cell>
          <table:table-cell office:value-type="string" table:style-name="ce1">
            <text:p>bronzeo, di bronz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χρήσιμος, η, ον</text:p>
          </table:table-cell>
          <table:table-cell office:value-type="string" table:style-name="ce1">
            <text:p>util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χρυσοῦσ, ῆ, οῦν</text:p>
          </table:table-cell>
          <table:table-cell office:value-type="string" table:style-name="ce1">
            <text:p>aureo, dorato</text:p>
          </table:table-cell>
          <table:table-cell table:number-columns-repeated="16382"/>
        </table:table-row>
        <table:table-row table:number-rows-repeated="104847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CICERI GIAN PAOLO</meta:initial-creator>
    <dc:creator>CICERI GIAN PAOLO</dc:creator>
    <meta:creation-date>2017-10-23T19:50:58Z</meta:creation-date>
    <dc:date>2017-10-25T07:58:05Z</dc:date>
  </office:meta>
</office:document-meta>
</file>